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81cm" svg:height="1.905cm" svg:x="3.54cm" svg:y="4.175cm">
          <text:p text:style-name="P1">0,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3.81cm" svg:height="1.905cm" svg:x="11.795cm" svg:y="4.81cm">
          <text:p text:style-name="P1">0,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3.81cm" svg:height="1.905cm" svg:x="3.54cm" svg:y="9.89cm">
          <text:p text:style-name="P1">1,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3.81cm" svg:height="1.905cm" svg:x="11.795cm" svg:y="9.89cm">
          <text:p text:style-name="P1">1,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5.445cm" svg:y1="6.08cm" svg:x2="5.445cm" svg:y2="9.89cm">
          <text:p text:style-name="P1">1</text:p>
        </draw:line>
        <draw:line draw:style-name="gr2" draw:text-style-name="P2" draw:layer="layout" svg:x1="13.7cm" svg:y1="6.715cm" svg:x2="13.7cm" svg:y2="9.89cm">
          <text:p text:style-name="P1">0</text:p>
        </draw:line>
        <draw:line draw:style-name="gr2" draw:text-style-name="P2" draw:layer="layout" svg:x1="7.35cm" svg:y1="11.16cm" svg:x2="11.795cm" svg:y2="11.16cm">
          <text:p text:style-name="P1">0</text:p>
        </draw:line>
        <draw:line draw:style-name="gr2" draw:text-style-name="P2" draw:layer="layout" svg:x1="12.43cm" svg:y1="4.81cm" svg:x2="7.35cm" svg:y2="4.81cm">
          <text:p text:style-name="P1">0</text:p>
        </draw:line>
        <draw:line draw:style-name="gr2" draw:text-style-name="P2" draw:layer="layout" svg:x1="14.97cm" svg:y1="9.89cm" svg:x2="14.97cm" svg:y2="6.715cm">
          <text:p text:style-name="P1">1</text:p>
        </draw:line>
        <draw:line draw:style-name="gr2" draw:text-style-name="P2" draw:layer="layout" svg:x1="4.175cm" svg:y1="9.89cm" svg:x2="4.81cm" svg:y2="6.08cm">
          <text:p text:style-name="P1">0</text:p>
        </draw:line>
        <draw:connector draw:style-name="gr3" draw:text-style-name="P1" draw:layer="layout" draw:line-skew="-0.769cm" svg:x1="4.096cm" svg:y1="4.452cm" svg:x2="6.791cm" svg:y2="4.452cm" draw:start-shape="id1" draw:start-glue-point="5" draw:end-shape="id1" draw:end-glue-point="11">
          <text:p text:style-name="P1">0</text:p>
        </draw:connector>
        <draw:connector draw:style-name="gr3" draw:text-style-name="P1" draw:layer="layout" draw:line-skew="-2.039cm" svg:x1="13.7cm" svg:y1="4.81cm" svg:x2="15.046cm" svg:y2="5.087cm" draw:start-shape="id2" draw:end-shape="id2" draw:end-glue-point="11">
          <text:p text:style-name="P1">1</text:p>
        </draw:connector>
        <draw:connector draw:style-name="gr3" draw:text-style-name="P1" draw:layer="layout" draw:line-skew="1.406cm" svg:x1="4.096cm" svg:y1="11.516cm" svg:x2="6.791cm" svg:y2="11.516cm" draw:start-shape="id3" draw:start-glue-point="7" draw:end-shape="id3" draw:end-glue-point="9">
          <text:p text:style-name="P1">1</text:p>
        </draw:connector>
        <draw:connector draw:style-name="gr3" draw:text-style-name="P2" draw:layer="layout" draw:line-skew="1.406cm" svg:x1="15.046cm" svg:y1="11.516cm" svg:x2="12.351cm" svg:y2="11.516cm" draw:start-shape="id4" draw:start-glue-point="9" draw:end-shape="id4" draw:end-glue-point="7">
          <text:p text:style-name="P1">0</text:p>
        </draw:connector>
        <draw:frame draw:style-name="gr4" draw:text-style-name="P3" draw:layer="layout" svg:width="10.795cm" svg:height="2.155cm" svg:x="4.81cm" svg:y="14.97cm">
          <draw:text-box>
            <text:p text:style-name="P3"/>
          </draw:text-box>
        </draw:frame>
        <draw:frame draw:style-name="gr5" draw:layer="layout" svg:width="15.382cm" svg:height="3.936cm" svg:x="2.928cm" svg:y="14.97cm">
          <draw:text-box>
            <text:p text:style-name="P3">Above, you see a markov chain.</text:p>
            <text:p text:style-name="P3">States are labelled according to their</text:p>
            <text:p text:style-name="P3">(x,y) values. <text:s/>Transition probabilities are shown </text:p>
            <text:p text:style-name="P3">on the arrows. We assume that MCMC samples </text:p>
            <text:p text:style-name="P3">in the order (x,y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Vishvas Vasuki</meta:initial-creator>
    <meta:creation-date>2007-12-02T13:04:59</meta:creation-date>
    <dc:creator>Vishvas Vasuki</dc:creator>
    <dc:date>2007-12-02T13:38:41</dc:date>
    <dc:language>en-US</dc:language>
    <meta:editing-cycles>9</meta:editing-cycles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